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1.11mm" svg:y="88.92mm">
            <draw:object draw:notify-on-update-of-ranges="Sheet1.A20:Sheet1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06 <text:s text:c="3"/>sampled: 1863.702 <text:s text:c="2"/>given: 38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06 <text:s text:c="3"/>sampled: 1863.702 <text:s text:c="2"/>given: 38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34 <text:s text:c="3"/>sampled: 1765.814 <text:s text:c="2"/>given: 3600 <text:s text:c="2"/>gain: 2.0387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34 <text:s text:c="3"/>sampled: 1765.814 <text:s text:c="2"/>given: 3600 <text:s text:c="2"/>gain: 2.0387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58 <text:s text:c="3"/>sampled: 1667.523 <text:s text:c="2"/>given: 34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58 <text:s text:c="3"/>sampled: 1667.523 <text:s text:c="2"/>given: 34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4 <text:s text:c="3"/>sampled: 1569.434 <text:s text:c="2"/>given: 32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5 <text:s text:c="3"/>sampled: 1569.534 <text:s text:c="2"/>given: 3200 <text:s text:c="2"/>gain: 2.0388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1 <text:s text:c="3"/>sampled: 1471.445 <text:s text:c="2"/>given: 3000 <text:s text:c="2"/>gain: 2.0388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1 <text:s text:c="3"/>sampled: 1471.445 <text:s text:c="2"/>given: 3000 <text:s text:c="2"/>gain: 2.0388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38 <text:s text:c="3"/>sampled: 1373.456 <text:s text:c="2"/>given: 2800 <text:s text:c="2"/>gain: 2.0386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37 <text:s text:c="3"/>sampled: 1373.355 <text:s text:c="2"/>given: 2800 <text:s text:c="2"/>gain: 2.0388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9 <text:s text:c="3"/>sampled: 1177.176 <text:s text:c="2"/>given: 2400 <text:s text:c="2"/>gain: 2.03877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6 <text:s text:c="3"/>sampled: 1079.187 <text:s text:c="2"/>given: 2200 <text:s text:c="2"/>gain: 2.03857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6 <text:s text:c="3"/>sampled: 1079.187 <text:s text:c="2"/>given: 2200 <text:s text:c="2"/>gain: 2.03857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72" calcext:value-type="float">
            <text:p>2.0387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72" calcext:value-type="float">
            <text:p>2.0387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821" calcext:value-type="float">
            <text:p>2.03882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813" calcext:value-type="float">
            <text:p>2.0388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813" calcext:value-type="float">
            <text:p>2.03881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653" calcext:value-type="float">
            <text:p>2.03865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803" calcext:value-type="float">
            <text:p>2.0388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791" calcext:value-type="float">
            <text:p>2.0387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791" calcext:value-type="float">
            <text:p>2.0387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778" calcext:value-type="float">
            <text:p>2.03877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603" calcext:value-type="float">
            <text:p>2.0386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572" calcext:value-type="float">
            <text:p>2.03857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572" calcext:value-type="float">
            <text:p>2.03857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875" calcext:value-type="float">
            <text:p>2.03875</text:p>
          </table:table-cell>
          <table:table-cell table:number-columns-repeated="5"/>
        </table:table-row>
        <table:table-row table:style-name="ro1" table:number-rows-repeated="1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formula="of:=AVERAGE([.A53:.A119])" office:value-type="float" office:value="2339.84994029851" calcext:value-type="float">
            <text:p>2339.84994029851</text:p>
          </table:table-cell>
          <table:table-cell table:formula="of:=AVERAGE([.F53:.F56])" office:value-type="float" office:value="50.01725" calcext:value-type="float">
            <text:p>50.01725</text:p>
          </table:table-cell>
          <table:table-cell table:formula="of:=2*[.C53]" office:value-type="float" office:value="100.0345" calcext:value-type="float">
            <text:p>100.0345</text:p>
          </table:table-cell>
          <table:table-cell table:formula="of:=[.D53]/[.B53]" office:value-type="float" office:value="0.0427525279622154" calcext:value-type="float">
            <text:p>0.042752527962215</text:p>
          </table:table-cell>
          <table:table-cell office:value-type="float" office:value="50.014" calcext:value-type="float">
            <text:p>50.014</text:p>
          </table:table-cell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4"/>
          <table:table-cell office:value-type="float" office:value="50.016" calcext:value-type="float">
            <text:p>50.016</text:p>
          </table:table-cell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4"/>
          <table:table-cell office:value-type="float" office:value="50.017" calcext:value-type="float">
            <text:p>50.017</text:p>
          </table:table-cell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4"/>
          <table:table-cell office:value-type="float" office:value="50.022" calcext:value-type="float">
            <text:p>50.022</text:p>
          </table:table-cell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40.656" calcext:value-type="float">
            <text:p>2340.656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62.506" calcext:value-type="float">
            <text:p>2262.506</text:p>
          </table:table-cell>
          <table:table-cell table:formula="of:=AVERAGE([.A125:.A177])" office:value-type="float" office:value="2261.74798113207" calcext:value-type="float">
            <text:p>2261.74798113207</text:p>
          </table:table-cell>
          <table:table-cell table:formula="of:=AVERAGE([.F125:.F130])" office:value-type="float" office:value="5.0955" calcext:value-type="float">
            <text:p>5.0955</text:p>
          </table:table-cell>
          <table:table-cell table:formula="of:=2*[.C125]" office:value-type="float" office:value="10.191" calcext:value-type="float">
            <text:p>10.191</text:p>
          </table:table-cell>
          <table:table-cell table:formula="of:=[.D125]/[.B125]" office:value-type="float" office:value="0.00450580705057116" calcext:value-type="float">
            <text:p>0.004505807050571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4"/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2259.183" calcext:value-type="float">
            <text:p>2259.183</text:p>
          </table:table-cell>
          <table:table-cell table:number-columns-repeated="4"/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2262.405" calcext:value-type="float">
            <text:p>2262.405</text:p>
          </table:table-cell>
          <table:table-cell table:number-columns-repeated="4"/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2262.204" calcext:value-type="float">
            <text:p>2262.204</text:p>
          </table:table-cell>
          <table:table-cell table:number-columns-repeated="4"/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2261.902" calcext:value-type="float">
            <text:p>2261.902</text:p>
          </table:table-cell>
          <table:table-cell table:number-columns-repeated="4"/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2259.787" calcext:value-type="float">
            <text:p>2259.787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60.895" calcext:value-type="float">
            <text:p>2260.895</text:p>
          </table:table-cell>
          <table:table-cell table:number-columns-repeated="5"/>
        </table:table-row>
        <table:table-row table:style-name="ro1">
          <table:table-cell office:value-type="float" office:value="2263.916" calcext:value-type="float">
            <text:p>2263.916</text:p>
          </table:table-cell>
          <table:table-cell table:number-columns-repeated="5"/>
        </table:table-row>
        <table:table-row table:style-name="ro1">
          <table:table-cell office:value-type="float" office:value="2262.708" calcext:value-type="float">
            <text:p>2262.708</text:p>
          </table:table-cell>
          <table:table-cell table:number-columns-repeated="5"/>
        </table:table-row>
        <table:table-row table:style-name="ro1">
          <table:table-cell office:value-type="float" office:value="2260.996" calcext:value-type="float">
            <text:p>2260.996</text:p>
          </table:table-cell>
          <table:table-cell table:number-columns-repeated="5"/>
        </table:table-row>
        <table:table-row table:style-name="ro1">
          <table:table-cell office:value-type="float" office:value="2262.506" calcext:value-type="float">
            <text:p>2262.506</text:p>
          </table:table-cell>
          <table:table-cell table:number-columns-repeated="5"/>
        </table:table-row>
        <table:table-row table:style-name="ro1">
          <table:table-cell office:value-type="float" office:value="2263.715" calcext:value-type="float">
            <text:p>2263.715</text:p>
          </table:table-cell>
          <table:table-cell table:number-columns-repeated="5"/>
        </table:table-row>
        <table:table-row table:style-name="ro1">
          <table:table-cell office:value-type="float" office:value="2262.405" calcext:value-type="float">
            <text:p>2262.405</text:p>
          </table:table-cell>
          <table:table-cell table:number-columns-repeated="5"/>
        </table:table-row>
        <table:table-row table:style-name="ro1">
          <table:table-cell office:value-type="float" office:value="2262.808" calcext:value-type="float">
            <text:p>2262.808</text:p>
          </table:table-cell>
          <table:table-cell table:number-columns-repeated="5"/>
        </table:table-row>
        <table:table-row table:style-name="ro1">
          <table:table-cell office:value-type="float" office:value="2261.801" calcext:value-type="float">
            <text:p>2261.801</text:p>
          </table:table-cell>
          <table:table-cell table:number-columns-repeated="5"/>
        </table:table-row>
        <table:table-row table:style-name="ro1">
          <table:table-cell office:value-type="float" office:value="2260.794" calcext:value-type="float">
            <text:p>2260.794</text:p>
          </table:table-cell>
          <table:table-cell table:number-columns-repeated="5"/>
        </table:table-row>
        <table:table-row table:style-name="ro1">
          <table:table-cell office:value-type="float" office:value="2259.585" calcext:value-type="float">
            <text:p>2259.585</text:p>
          </table:table-cell>
          <table:table-cell table:number-columns-repeated="5"/>
        </table:table-row>
        <table:table-row table:style-name="ro1">
          <table:table-cell office:value-type="float" office:value="2263.513" calcext:value-type="float">
            <text:p>2263.513</text:p>
          </table:table-cell>
          <table:table-cell table:number-columns-repeated="5"/>
        </table:table-row>
        <table:table-row table:style-name="ro1">
          <table:table-cell office:value-type="float" office:value="2262.405" calcext:value-type="float">
            <text:p>2262.405</text:p>
          </table:table-cell>
          <table:table-cell table:number-columns-repeated="5"/>
        </table:table-row>
        <table:table-row table:style-name="ro1">
          <table:table-cell office:value-type="float" office:value="2261.801" calcext:value-type="float">
            <text:p>2261.801</text:p>
          </table:table-cell>
          <table:table-cell table:number-columns-repeated="5"/>
        </table:table-row>
        <table:table-row table:style-name="ro1">
          <table:table-cell office:value-type="float" office:value="2261.398" calcext:value-type="float">
            <text:p>2261.398</text:p>
          </table:table-cell>
          <table:table-cell table:number-columns-repeated="5"/>
        </table:table-row>
        <table:table-row table:style-name="ro1">
          <table:table-cell office:value-type="float" office:value="2262.405" calcext:value-type="float">
            <text:p>2262.405</text:p>
          </table:table-cell>
          <table:table-cell table:number-columns-repeated="5"/>
        </table:table-row>
        <table:table-row table:style-name="ro1">
          <table:table-cell office:value-type="float" office:value="2262.808" calcext:value-type="float">
            <text:p>2262.808</text:p>
          </table:table-cell>
          <table:table-cell table:number-columns-repeated="5"/>
        </table:table-row>
        <table:table-row table:style-name="ro1">
          <table:table-cell office:value-type="float" office:value="2262.708" calcext:value-type="float">
            <text:p>2262.708</text:p>
          </table:table-cell>
          <table:table-cell table:number-columns-repeated="5"/>
        </table:table-row>
        <table:table-row table:style-name="ro1">
          <table:table-cell office:value-type="float" office:value="2261.298" calcext:value-type="float">
            <text:p>2261.298</text:p>
          </table:table-cell>
          <table:table-cell table:number-columns-repeated="5"/>
        </table:table-row>
        <table:table-row table:style-name="ro1">
          <table:table-cell office:value-type="float" office:value="2262.002" calcext:value-type="float">
            <text:p>2262.002</text:p>
          </table:table-cell>
          <table:table-cell table:number-columns-repeated="5"/>
        </table:table-row>
        <table:table-row table:style-name="ro1">
          <table:table-cell office:value-type="float" office:value="2260.895" calcext:value-type="float">
            <text:p>2260.895</text:p>
          </table:table-cell>
          <table:table-cell table:number-columns-repeated="5"/>
        </table:table-row>
        <table:table-row table:style-name="ro1">
          <table:table-cell office:value-type="float" office:value="2261.398" calcext:value-type="float">
            <text:p>2261.398</text:p>
          </table:table-cell>
          <table:table-cell table:number-columns-repeated="5"/>
        </table:table-row>
        <table:table-row table:style-name="ro1">
          <table:table-cell office:value-type="float" office:value="2261.902" calcext:value-type="float">
            <text:p>2261.902</text:p>
          </table:table-cell>
          <table:table-cell table:number-columns-repeated="5"/>
        </table:table-row>
        <table:table-row table:style-name="ro1">
          <table:table-cell office:value-type="float" office:value="2261.298" calcext:value-type="float">
            <text:p>2261.298</text:p>
          </table:table-cell>
          <table:table-cell table:number-columns-repeated="5"/>
        </table:table-row>
        <table:table-row table:style-name="ro1">
          <table:table-cell office:value-type="float" office:value="2260.291" calcext:value-type="float">
            <text:p>2260.291</text:p>
          </table:table-cell>
          <table:table-cell table:number-columns-repeated="5"/>
        </table:table-row>
        <table:table-row table:style-name="ro1">
          <table:table-cell office:value-type="float" office:value="2259.283" calcext:value-type="float">
            <text:p>2259.283</text:p>
          </table:table-cell>
          <table:table-cell table:number-columns-repeated="5"/>
        </table:table-row>
        <table:table-row table:style-name="ro1">
          <table:table-cell office:value-type="float" office:value="2260.895" calcext:value-type="float">
            <text:p>2260.895</text:p>
          </table:table-cell>
          <table:table-cell table:number-columns-repeated="5"/>
        </table:table-row>
        <table:table-row table:style-name="ro1">
          <table:table-cell office:value-type="float" office:value="2262.204" calcext:value-type="float">
            <text:p>2262.204</text:p>
          </table:table-cell>
          <table:table-cell table:number-columns-repeated="5"/>
        </table:table-row>
        <table:table-row table:style-name="ro1">
          <table:table-cell office:value-type="float" office:value="2261.298" calcext:value-type="float">
            <text:p>2261.298</text:p>
          </table:table-cell>
          <table:table-cell table:number-columns-repeated="5"/>
        </table:table-row>
        <table:table-row table:style-name="ro1">
          <table:table-cell office:value-type="float" office:value="2261.801" calcext:value-type="float">
            <text:p>2261.801</text:p>
          </table:table-cell>
          <table:table-cell table:number-columns-repeated="5"/>
        </table:table-row>
        <table:table-row table:style-name="ro1">
          <table:table-cell office:value-type="float" office:value="2261.6" calcext:value-type="float">
            <text:p>2261.6</text:p>
          </table:table-cell>
          <table:table-cell table:number-columns-repeated="5"/>
        </table:table-row>
        <table:table-row table:style-name="ro1">
          <table:table-cell office:value-type="float" office:value="2262.204" calcext:value-type="float">
            <text:p>2262.204</text:p>
          </table:table-cell>
          <table:table-cell table:number-columns-repeated="5"/>
        </table:table-row>
        <table:table-row table:style-name="ro1">
          <table:table-cell office:value-type="float" office:value="2261.298" calcext:value-type="float">
            <text:p>2261.298</text:p>
          </table:table-cell>
          <table:table-cell table:number-columns-repeated="5"/>
        </table:table-row>
        <table:table-row table:style-name="ro1">
          <table:table-cell office:value-type="float" office:value="2263.815" calcext:value-type="float">
            <text:p>2263.815</text:p>
          </table:table-cell>
          <table:table-cell table:number-columns-repeated="5"/>
        </table:table-row>
        <table:table-row table:style-name="ro1">
          <table:table-cell office:value-type="float" office:value="2261.197" calcext:value-type="float">
            <text:p>2261.197</text:p>
          </table:table-cell>
          <table:table-cell table:number-columns-repeated="5"/>
        </table:table-row>
        <table:table-row table:style-name="ro1">
          <table:table-cell office:value-type="float" office:value="2259.888" calcext:value-type="float">
            <text:p>2259.888</text:p>
          </table:table-cell>
          <table:table-cell table:number-columns-repeated="5"/>
        </table:table-row>
        <table:table-row table:style-name="ro1">
          <table:table-cell office:value-type="float" office:value="2262.103" calcext:value-type="float">
            <text:p>2262.103</text:p>
          </table:table-cell>
          <table:table-cell table:number-columns-repeated="5"/>
        </table:table-row>
        <table:table-row table:style-name="ro1">
          <table:table-cell office:value-type="float" office:value="2261.096" calcext:value-type="float">
            <text:p>2261.096</text:p>
          </table:table-cell>
          <table:table-cell table:number-columns-repeated="5"/>
        </table:table-row>
        <table:table-row table:style-name="ro1">
          <table:table-cell office:value-type="float" office:value="2259.787" calcext:value-type="float">
            <text:p>2259.787</text:p>
          </table:table-cell>
          <table:table-cell table:number-columns-repeated="5"/>
        </table:table-row>
        <table:table-row table:style-name="ro1">
          <table:table-cell office:value-type="float" office:value="2261.298" calcext:value-type="float">
            <text:p>2261.298</text:p>
          </table:table-cell>
          <table:table-cell table:number-columns-repeated="5"/>
        </table:table-row>
        <table:table-row table:style-name="ro1">
          <table:table-cell office:value-type="float" office:value="2263.11" calcext:value-type="float">
            <text:p>2263.11</text:p>
          </table:table-cell>
          <table:table-cell table:number-columns-repeated="5"/>
        </table:table-row>
        <table:table-row table:style-name="ro1">
          <table:table-cell office:value-type="float" office:value="2262.305" calcext:value-type="float">
            <text:p>2262.305</text:p>
          </table:table-cell>
          <table:table-cell table:number-columns-repeated="5"/>
        </table:table-row>
        <table:table-row table:style-name="ro1">
          <table:table-cell office:value-type="float" office:value="2261.6" calcext:value-type="float">
            <text:p>2261.6</text:p>
          </table:table-cell>
          <table:table-cell table:number-columns-repeated="5"/>
        </table:table-row>
        <table:table-row table:style-name="ro1">
          <table:table-cell office:value-type="float" office:value="2263.413" calcext:value-type="float">
            <text:p>2263.413</text:p>
          </table:table-cell>
          <table:table-cell table:number-columns-repeated="5"/>
        </table:table-row>
        <table:table-row table:style-name="ro1">
          <table:table-cell office:value-type="float" office:value="2265.628" calcext:value-type="float">
            <text:p>2265.6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2:16:23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2:26:12.163000000</dc:date>
    <meta:editing-duration>PT2H27M26S</meta:editing-duration>
    <meta:editing-cycles>40</meta:editing-cycles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0:Sheet1.A37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0:Sheet1.A3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952">
                <text:p>2.038952</text:p>
                <draw:g>
                  <svg:desc>Sheet1.A20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72">
                <text:p>2.03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72">
                <text:p>2.03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821">
                <text:p>2.038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813">
                <text:p>2.03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813">
                <text:p>2.038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653">
                <text:p>2.038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803">
                <text:p>2.038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8778">
                <text:p>2.038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572">
                <text:p>2.038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572">
                <text:p>2.03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